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3.683cm" svg:x="3.286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286cm" svg:x="8.62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21cm" svg:height="3.556cm" svg:x="2.905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286cm" svg:x="8.619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3.048cm" svg:x="9.509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21cm" svg:height="3.175cm" svg:x="15.09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7cm" svg:height="2.921cm" svg:x="9.382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413cm" svg:x="11.922cm" svg:y="11.0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905cm" svg:height="2.032cm" svg:x="6.334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76cm" svg:height="2.286cm" svg:x="9.638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286cm" svg:x="16.367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78cm" svg:height="1.778cm" svg:x="12.684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286cm" svg:x="16.24cm" svg:y="10.0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794cm" svg:height="2.794cm" svg:x="14.335cm" svg:y="2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667cm" svg:height="2.667cm" svg:x="5.826cm" svg:y="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</meta:initial-creator>
    <meta:creation-date>2014-10-23T14:23:18</meta:creation-date>
    <dc:date>2014-10-23T14:25:12</dc:date>
    <dc:creator>Christian </dc:creator>
    <meta:editing-duration>P0D</meta:editing-duration>
    <meta:editing-cycles>1</meta:editing-cycles>
    <meta:document-statistic meta:object-count="15"/>
    <meta:generator>LibreOffice/3.5$Linux_X86_64 LibreOffice_project/350m1$Build-2</meta:generator>
  </office:meta>
</office:document-meta>
</file>